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3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6"/>
      <style:map style:condition="cell-content()=postpone" style:apply-style-name="Безымянный2" style:base-cell-address="Лист1.C36"/>
      <style:map style:condition="cell-content()=urgent" style:apply-style-name="Безымянный3" style:base-cell-address="Лист1.C36"/>
      <style:map style:condition="cell-content()=not done" style:apply-style-name="Безымянный4" style:base-cell-address="Лист1.C36"/>
    </style:style>
    <style:style style:name="ce14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7"/>
      <style:map style:condition="cell-content()=postpone" style:apply-style-name="Безымянный2" style:base-cell-address="Лист1.C37"/>
      <style:map style:condition="cell-content()=urgent" style:apply-style-name="Безымянный3" style:base-cell-address="Лист1.C37"/>
      <style:map style:condition="cell-content()=not done" style:apply-style-name="Безымянный4" style:base-cell-address="Лист1.C37"/>
    </style:style>
    <style:style style:name="ce15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6" style:family="table-cell" style:parent-style-name="Default" style:data-style-name="N37">
      <style:table-cell-properties fo:background-color="transparent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5"/>
          <table:table-cell table:number-columns-repeated="2" table:style-name="ce15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15" calcext:value-type="date">
            <text:p>15.10.16</text:p>
          </table:table-cell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проверить наличие</text:p>
          </table:table-cell>
          <table:table-cell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 — без отсылки на почту (нужен сертификат) и без офис-менеджера</text:p>
          </table:table-cell>
          <table:table-cell table:number-columns-repeated="2"/>
          <table:table-cell office:value-type="string" calcext:value-type="string">
            <text:p>Открыть Роману доступ к SVN для просмотра и редактирования TMS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Внести в инструкцию!!!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7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Не изменение статуса в БД, а только в отображении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2"/>
          <table:table-cell office:value-type="string" calcext:value-type="string">
            <text:p>по возможности с изменением претензии (пока только удаление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История статусов только у заявок с существующими накладными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5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От онлайна получаем по заявке — ClientId, Password в md5 без соли, InvoiceNumber. Из онлайна по всем заявкам клиента — ClientID + Pass в md5</text:p>
          </table:table-cell>
          <table:table-cell table:style-name="ce13"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Юля — согласовать с Данилой (21/11)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У клиента не должно быть кнопки «Изменение маршрутного листа»</text:p>
          </table:table-cell>
          <table:table-cell table:style-name="ce14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Клиент не должно быть возможности вносить данные о ТС в «Изменение статуса накладной».</text:p>
          </table:table-cell>
          <table:table-cell table:style-name="Default" table:number-columns-repeated="5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7:Лист1.C37">
            <calcext:condition calcext:apply-style-name="Безымянный1" calcext:value="=done" calcext:base-cell-address="Лист1.C36"/>
            <calcext:condition calcext:apply-style-name="Безымянный2" calcext:value="=postpone" calcext:base-cell-address="Лист1.C36"/>
            <calcext:condition calcext:apply-style-name="Безымянный3" calcext:value="=urgent" calcext:base-cell-address="Лист1.C36"/>
            <calcext:condition calcext:apply-style-name="Безымянный4" calcext:value="=not done" calcext:base-cell-address="Лист1.C36"/>
          </calcext:conditional-format>
          <calcext:conditional-format calcext:target-range-address="Лист1.C38:Лист1.C38">
            <calcext:condition calcext:apply-style-name="Безымянный1" calcext:value="=done" calcext:base-cell-address="Лист1.C37"/>
            <calcext:condition calcext:apply-style-name="Безымянный2" calcext:value="=postpone" calcext:base-cell-address="Лист1.C37"/>
            <calcext:condition calcext:apply-style-name="Безымянный3" calcext:value="=urgent" calcext:base-cell-address="Лист1.C37"/>
            <calcext:condition calcext:apply-style-name="Безымянный4" calcext:value="=not done" calcext:base-cell-address="Лист1.C37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2:00:32.76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5H6M35S</meta:editing-duration>
    <meta:editing-cycles>39</meta:editing-cycles>
    <meta:generator>LibreOffice/5.0.3.2$Windows_x86 LibreOffice_project/e5f16313668ac592c1bfb310f4390624e3dbfb75</meta:generator>
    <dc:date>2016-11-16T13:41:58.121000000</dc:date>
    <meta:document-statistic meta:table-count="1" meta:cell-count="180" meta:object-count="0"/>
  </office:meta>
</office:document-meta>
</file>